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1.5646in"/>
    </style:style>
    <style:style style:name="co4" style:family="table-column">
      <style:table-column-properties fo:break-before="auto" style:column-width="1.1925in"/>
    </style:style>
    <style:style style:name="co5" style:family="table-column">
      <style:table-column-properties fo:break-before="auto" style:column-width="1.1846in"/>
    </style:style>
    <style:style style:name="co6" style:family="table-column">
      <style:table-column-properties fo:break-before="auto" style:column-width="1.1209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36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129"/>
    <style:style style:name="ce4" style:family="table-cell" style:parent-style-name="Default" style:data-style-name="N0"/>
    <style:style style:name="ce3" style:family="table-cell" style:parent-style-name="Default">
      <style:map style:condition="cell-content()=1" style:apply-style-name="Warning" style:base-cell-address="配方.K1"/>
      <style:map style:condition="cell-content()=0" style:apply-style-name="Footnote" style:base-cell-address="配方.K1"/>
    </style:style>
    <style:style style:name="ce10" style:family="table-cell" style:parent-style-name="Default" style:data-style-name="N99">
      <style:map style:condition="cell-content()=1" style:apply-style-name="Warning" style:base-cell-address="配方.K1"/>
      <style:map style:condition="cell-content()=0" style:apply-style-name="Footnote" style:base-cell-address="配方.K1"/>
    </style:style>
    <style:style style:name="ce7" style:family="table-cell" style:parent-style-name="Default" style:data-style-name="N0">
      <style:map style:condition="cell-content()=1" style:apply-style-name="Warning" style:base-cell-address="配方.K1"/>
      <style:map style:condition="cell-content()=0" style:apply-style-name="Footnote" style:base-cell-address="配方.K1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工艺耗能.$A$2:.$A$1048576])" table:allow-empty-cell="true" table:display-list="unsorted" table:base-cell-address="配方.A1">
          <table:error-message table:message-type="stop" table:display="true"/>
        </table:content-validation>
        <table:content-validation table:name="val2" table:base-cell-address="储量.L1">
          <table:error-message table:message-type="stop" table:display="true"/>
        </table:content-validation>
        <table:content-validation table:name="val3" table:condition="of:cell-content-is-in-list(&quot;True&quot;;&quot;False&quot;)" table:allow-empty-cell="false" table:display-list="unsorted" table:base-cell-address="配方.K1">
          <table:error-message table:message-type="stop" table:display="true"/>
        </table:content-validation>
      </table:content-validations>
      <table:table table:name="储量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种类</text:p>
          </table:table-cell>
          <table:table-cell office:value-type="string" calcext:value-type="string">
            <text:p>储量</text:p>
          </table:table-cell>
        </table:table-row>
        <table:table-row table:style-name="ro1">
          <table:table-cell office:value-type="string" calcext:value-type="string">
            <text:p>功率</text:p>
          </table:table-cell>
          <table:table-cell table:formula="of:=200-650" office:value-type="float" office:value="-450" calcext:value-type="float">
            <office:annotation draw:style-name="gr1" svg:width="1.1413in" svg:height="0.7083in" svg:x="2.0142in" svg:y="0in" draw:caption-point-x="-0.2402in" draw:caption-point-y="0.1819in">
              <dc:creator>Unknown Author</dc:creator>
              <dc:date>2026-02-08T17:59:00</dc:date>
              <text:p>默认+环境建筑消耗</text:p>
            </office:annotation>
            <text:p>-450</text:p>
          </table:table-cell>
        </table:table-row>
        <table:table-row table:style-name="ro1">
          <table:table-cell office:value-type="string" calcext:value-type="string">
            <text:p>源矿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紫晶矿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蓝铁矿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调度券目标</text:p>
          </table:table-cell>
          <table:table-cell office:value-type="float" office:value="-279.5" calcext:value-type="float">
            <text:p>-279.5</text:p>
          </table:table-cell>
        </table:table-row>
      </table:table>
      <table:table table:name="配方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ce1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default-cell-style-name="ce1"/>
        <table:table-column table:style-name="co1" table:number-columns-repeated="3" table:default-cell-style-name="ce4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Default"/>
        <table:table-row table:style-name="ro2">
          <table:table-cell office:value-type="string" calcext:value-type="string">
            <text:p>工艺</text:p>
          </table:table-cell>
          <table:table-cell table:content-validation-name="val2" office:value-type="string" calcext:value-type="string">
            <text:p>功率</text:p>
          </table:table-cell>
          <table:table-cell table:content-validation-name="val2" office:value-type="string" calcext:value-type="string">
            <text:p>原料1</text:p>
          </table:table-cell>
          <table:table-cell table:content-validation-name="val2" office:value-type="string" calcext:value-type="string">
            <text:p>原料1每分钟消耗</text:p>
          </table:table-cell>
          <table:table-cell table:content-validation-name="val2" office:value-type="string" calcext:value-type="string">
            <text:p>原料2</text:p>
          </table:table-cell>
          <table:table-cell table:content-validation-name="val2" office:value-type="string" calcext:value-type="string">
            <text:p>原料2每分钟消耗</text:p>
          </table:table-cell>
          <table:table-cell table:content-validation-name="val2" office:value-type="string" calcext:value-type="string">
            <text:p>产物1</text:p>
          </table:table-cell>
          <table:table-cell table:content-validation-name="val2" office:value-type="string" calcext:value-type="string">
            <text:p>产物1每分钟产率</text:p>
          </table:table-cell>
          <table:table-cell table:style-name="ce1" table:content-validation-name="val2" office:value-type="string" calcext:value-type="string">
            <text:p>产物2</text:p>
          </table:table-cell>
          <table:table-cell table:content-validation-name="val2" office:value-type="string" calcext:value-type="string">
            <text:p>产物2每分钟产率</text:p>
          </table:table-cell>
          <table:table-cell table:style-name="ce3" office:value-type="string" calcext:value-type="string">
            <text:p>禁用</text:p>
          </table:table-cell>
          <table:table-cell table:style-name="Default"/>
          <table:table-cell table:style-name="Default" table:content-validation-name="val2"/>
          <table:table-cell table:content-validation-name="val2"/>
        </table:table-row>
        <table:table-row table:style-name="ro1">
          <table:table-cell table:content-validation-name="val1" office:value-type="string" calcext:value-type="string">
            <text:p>水泵</text:p>
          </table:table-cell>
          <table:table-cell table:content-validation-name="val2" table:formula="of:=OFFSET([$工艺耗能.$B$2]; MATCH([.A2]; [$工艺耗能.$A$2:.$A$1048576]; 0) - 1; 0)" office:value-type="float" office:value="-10" calcext:value-type="float">
            <text:p>-10</text:p>
          </table:table-cell>
          <table:table-cell table:content-validation-name="val2" table:number-columns-repeated="4"/>
          <table:table-cell table:style-name="ce4" table:content-validation-name="val2" office:value-type="string" calcext:value-type="string">
            <text:p>水</text:p>
          </table:table-cell>
          <table:table-cell table:content-validation-name="val2" office:value-type="float" office:value="60" calcext:value-type="float">
            <text:p>6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style-name="Default" table:content-validation-name="val2"/>
          <table:table-cell table:content-validation-name="val2" table:number-columns-repeated="2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3]; [$工艺耗能.$A$2:.$A$1048576]; 0) - 1; 0)" office:value-type="float" office:value="-5" calcext:value-type="float">
            <text:p>-5</text:p>
          </table:table-cell>
          <table:table-cell table:style-name="Default" table:content-validation-name="val2" office:value-type="string" calcext:value-type="string">
            <text:p>蓝铁矿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style-name="Default" table:content-validation-name="val2" office:value-type="string" calcext:value-type="string">
            <text:p>蓝铁块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style-name="Default" table:content-validation-name="val2"/>
          <table:table-cell table:content-validation-name="val2" table:number-columns-repeated="2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4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紫晶矿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style-name="Default" office:value-type="string" calcext:value-type="string">
            <text:p>紫晶纤维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5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源矿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style-name="Default" office:value-type="string" calcext:value-type="string">
            <text:p>晶体外壳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6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致密晶体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style-name="Default" office:value-type="string" calcext:value-type="string">
            <text:p>密制晶体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7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致密蓝铁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style-name="Default" office:value-type="string" calcext:value-type="string">
            <text:p>钢块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8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高晶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style-name="Default" office:value-type="string" calcext:value-type="string">
            <text:p>高晶纤维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9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致密碳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style-name="Default" office:value-type="string" calcext:value-type="string">
            <text:p>稳定碳块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10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致密源石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style-name="Default" office:value-type="string" calcext:value-type="string">
            <text:p>致密晶体粉末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true" calcext:value-type="boolean">
            <text:p>TRU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11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砂叶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碳块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true" calcext:value-type="boolean">
            <text:p>TRU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12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砂叶粉末</text:p>
          </table:table-cell>
          <table:table-cell table:content-validation-name="val2" office:value-type="float" office:value="-90" calcext:value-type="float">
            <text:p>-9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碳粉末</text:p>
          </table:table-cell>
          <table:table-cell table:content-validation-name="val2" office:value-type="float" office:value="60" calcext:value-type="float">
            <text:p>6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true" calcext:value-type="boolean">
            <text:p>TRU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13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芽针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碳块</text:p>
          </table:table-cell>
          <table:table-cell table:content-validation-name="val2" office:value-type="float" office:value="60" calcext:value-type="float">
            <text:p>6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14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赤铜矿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水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赤铜块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office:value-type="string" calcext:value-type="string">
            <text:p>污水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3">
          <table:table-cell table:content-validation-name="val1" office:value-type="string" calcext:value-type="string">
            <text:p>精炼炉-废水销毁</text:p>
          </table:table-cell>
          <table:table-cell table:content-validation-name="val2" table:formula="of:=OFFSET([$工艺耗能.$B$2]; MATCH([.A15]; [$工艺耗能.$A$2:.$A$1048576]; 0) - 1; 0)" office:value-type="float" office:value="-55" calcext:value-type="float">
            <text:p>-55</text:p>
          </table:table-cell>
          <table:table-cell table:content-validation-name="val2" office:value-type="string" calcext:value-type="string">
            <text:p>赤铜矿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水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赤铜块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粉碎机</text:p>
          </table:table-cell>
          <table:table-cell table:content-validation-name="val2" table:formula="of:=OFFSET([$工艺耗能.$B$2]; MATCH([.A16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蓝铁块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蓝铁粉末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粉碎机</text:p>
          </table:table-cell>
          <table:table-cell table:content-validation-name="val2" table:formula="of:=OFFSET([$工艺耗能.$B$2]; MATCH([.A17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紫晶纤维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紫晶粉末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粉碎机</text:p>
          </table:table-cell>
          <table:table-cell table:content-validation-name="val2" table:formula="of:=OFFSET([$工艺耗能.$B$2]; MATCH([.A18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源矿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style-name="ce4" table:content-validation-name="val2" office:value-type="string" calcext:value-type="string">
            <text:p>源石粉末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粉碎机</text:p>
          </table:table-cell>
          <table:table-cell table:content-validation-name="val2" table:formula="of:=OFFSET([$工艺耗能.$B$2]; MATCH([.A19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碳块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碳粉末</text:p>
          </table:table-cell>
          <table:table-cell table:content-validation-name="val2" office:value-type="float" office:value="60" calcext:value-type="float">
            <text:p>6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粉碎机</text:p>
          </table:table-cell>
          <table:table-cell table:content-validation-name="val2" table:formula="of:=OFFSET([$工艺耗能.$B$2]; MATCH([.A20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晶体外壳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晶体粉末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粉碎机</text:p>
          </table:table-cell>
          <table:table-cell table:content-validation-name="val2" table:formula="of:=OFFSET([$工艺耗能.$B$2]; MATCH([.A21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砂叶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砂叶粉末</text:p>
          </table:table-cell>
          <table:table-cell table:content-validation-name="val2" office:value-type="float" office:value="90" calcext:value-type="float">
            <text:p>9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粉碎机</text:p>
          </table:table-cell>
          <table:table-cell table:content-validation-name="val2" table:formula="of:=OFFSET([$工艺耗能.$B$2]; MATCH([.A22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芽针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芽针粉末</text:p>
          </table:table-cell>
          <table:table-cell table:content-validation-name="val2" office:value-type="float" office:value="60" calcext:value-type="float">
            <text:p>6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配件机</text:p>
          </table:table-cell>
          <table:table-cell table:content-validation-name="val2" table:formula="of:=OFFSET([$工艺耗能.$B$2]; MATCH([.A23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蓝铁块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铁制零件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配件机</text:p>
          </table:table-cell>
          <table:table-cell table:content-validation-name="val2" table:formula="of:=OFFSET([$工艺耗能.$B$2]; MATCH([.A24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紫晶纤维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紫晶零件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配件机</text:p>
          </table:table-cell>
          <table:table-cell table:content-validation-name="val2" table:formula="of:=OFFSET([$工艺耗能.$B$2]; MATCH([.A25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钢块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钢制零件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配件机</text:p>
          </table:table-cell>
          <table:table-cell table:content-validation-name="val2" table:formula="of:=OFFSET([$工艺耗能.$B$2]; MATCH([.A26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高晶纤维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高晶零件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配件机</text:p>
          </table:table-cell>
          <table:table-cell table:content-validation-name="val2" table:formula="of:=OFFSET([$工艺耗能.$B$2]; MATCH([.A27]; [$工艺耗能.$A$2:.$A$1048576]; 0) - 1; 0)" office:value-type="float" office:value="-20" calcext:value-type="float">
            <text:p>-20</text:p>
          </table:table-cell>
          <table:table-cell table:style-name="Default" office:value-type="string" calcext:value-type="string">
            <text:p>赤铜块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style-name="ce4" table:content-validation-name="val2" office:value-type="string" calcext:value-type="string">
            <text:p>赤铜零件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塑形机</text:p>
          </table:table-cell>
          <table:table-cell table:content-validation-name="val2" table:formula="of:=OFFSET([$工艺耗能.$B$2]; MATCH([.A28]; [$工艺耗能.$A$2:.$A$1048576]; 0) - 1; 0)" office:value-type="float" office:value="-10" calcext:value-type="float">
            <text:p>-10</text:p>
          </table:table-cell>
          <table:table-cell table:content-validation-name="val2" office:value-type="string" calcext:value-type="string">
            <text:p>蓝铁块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蓝铁瓶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塑形机</text:p>
          </table:table-cell>
          <table:table-cell table:content-validation-name="val2" table:formula="of:=OFFSET([$工艺耗能.$B$2]; MATCH([.A29]; [$工艺耗能.$A$2:.$A$1048576]; 0) - 1; 0)" office:value-type="float" office:value="-10" calcext:value-type="float">
            <text:p>-10</text:p>
          </table:table-cell>
          <table:table-cell table:content-validation-name="val2" office:value-type="string" calcext:value-type="string">
            <text:p>紫晶纤维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紫晶质瓶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塑形机</text:p>
          </table:table-cell>
          <table:table-cell table:content-validation-name="val2" table:formula="of:=OFFSET([$工艺耗能.$B$2]; MATCH([.A30]; [$工艺耗能.$A$2:.$A$1048576]; 0) - 1; 0)" office:value-type="float" office:value="-10" calcext:value-type="float">
            <text:p>-10</text:p>
          </table:table-cell>
          <table:table-cell table:content-validation-name="val2" office:value-type="string" calcext:value-type="string">
            <text:p>钢块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钢质瓶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塑形机</text:p>
          </table:table-cell>
          <table:table-cell table:content-validation-name="val2" table:formula="of:=OFFSET([$工艺耗能.$B$2]; MATCH([.A31]; [$工艺耗能.$A$2:.$A$1048576]; 0) - 1; 0)" office:value-type="float" office:value="-10" calcext:value-type="float">
            <text:p>-10</text:p>
          </table:table-cell>
          <table:table-cell table:content-validation-name="val2" office:value-type="string" calcext:value-type="string">
            <text:p>高晶纤维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高晶质瓶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塑形机</text:p>
          </table:table-cell>
          <table:table-cell table:content-validation-name="val2" table:formula="of:=OFFSET([$工艺耗能.$B$2]; MATCH([.A32]; [$工艺耗能.$A$2:.$A$1048576]; 0) - 1; 0)" office:value-type="float" office:value="-10" calcext:value-type="float">
            <text:p>-10</text:p>
          </table:table-cell>
          <table:table-cell table:content-validation-name="val2" office:value-type="string" calcext:value-type="string">
            <text:p>赤铜块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赤铜瓶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双种植采种循环</text:p>
          </table:table-cell>
          <table:table-cell table:content-validation-name="val2" table:formula="of:=OFFSET([$工艺耗能.$B$2]; MATCH([.A33]; [$工艺耗能.$A$2:.$A$1048576]; 0) - 1; 0)" office:value-type="float" office:value="-50" calcext:value-type="float">
            <text:p>-50</text:p>
          </table:table-cell>
          <table:table-cell table:content-validation-name="val2" table:number-columns-repeated="4"/>
          <table:table-cell table:content-validation-name="val2" office:value-type="string" calcext:value-type="string">
            <text:p>砂叶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4">
          <table:table-cell table:content-validation-name="val1" office:value-type="string" calcext:value-type="string">
            <text:p>单种植采种循环</text:p>
          </table:table-cell>
          <table:table-cell table:content-validation-name="val2" table:formula="of:=OFFSET([$工艺耗能.$B$2]; MATCH([.A34]; [$工艺耗能.$A$2:.$A$1048576]; 0) - 1; 0)" office:value-type="float" office:value="-30" calcext:value-type="float">
            <text:p>-30</text:p>
          </table:table-cell>
          <table:table-cell table:content-validation-name="val2" table:number-columns-repeated="4"/>
          <table:table-cell table:content-validation-name="val2" office:value-type="string" calcext:value-type="string">
            <text:p>砂叶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3">
          <table:table-cell table:content-validation-name="val1" office:value-type="string" calcext:value-type="string">
            <text:p>单种植采种循环-液体</text:p>
          </table:table-cell>
          <table:table-cell table:content-validation-name="val2" table:formula="of:=OFFSET([$工艺耗能.$B$2]; MATCH([.A35]; [$工艺耗能.$A$2:.$A$1048576]; 0) - 1; 0)" office:value-type="float" office:value="-30" calcext:value-type="float">
            <text:p>-30</text:p>
          </table:table-cell>
          <table:table-cell table:content-validation-name="val2" office:value-type="string" calcext:value-type="string">
            <text:p>水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芽针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3">
          <table:table-cell table:content-validation-name="val1" office:value-type="string" calcext:value-type="string">
            <text:p>灌装机</text:p>
          </table:table-cell>
          <table:table-cell table:content-validation-name="val2" table:formula="of:=OFFSET([$工艺耗能.$B$2]; MATCH([.A36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蓝铁瓶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芽针溶液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蓝铁瓶-芽针溶液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3">
          <table:table-cell table:content-validation-name="val1" office:value-type="string" calcext:value-type="string">
            <text:p>灌装机</text:p>
          </table:table-cell>
          <table:table-cell table:content-validation-name="val2" table:formula="of:=OFFSET([$工艺耗能.$B$2]; MATCH([.A37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赤铜瓶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芽针溶液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赤铜瓶-芽针溶液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4">
          <table:table-cell table:content-validation-name="val1" office:value-type="string" calcext:value-type="string">
            <text:p>封装机</text:p>
          </table:table-cell>
          <table:table-cell table:content-validation-name="val2" table:formula="of:=OFFSET([$工艺耗能.$B$2]; MATCH([.A38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紫晶零件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源矿粉末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office:value-type="string" calcext:value-type="string">
            <text:p>低容谷地电池</text:p>
          </table:table-cell>
          <table:table-cell table:content-validation-name="val2" office:value-type="float" office:value="6" calcext:value-type="float">
            <text:p>6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4">
          <table:table-cell table:content-validation-name="val1" office:value-type="string" calcext:value-type="string">
            <text:p>封装机</text:p>
          </table:table-cell>
          <table:table-cell table:content-validation-name="val2" table:formula="of:=OFFSET([$工艺耗能.$B$2]; MATCH([.A39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铁制零件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office:value-type="string" calcext:value-type="string">
            <text:p>源矿粉末</text:p>
          </table:table-cell>
          <table:table-cell table:content-validation-name="val2" office:value-type="float" office:value="-90" calcext:value-type="float">
            <text:p>-90</text:p>
          </table:table-cell>
          <table:table-cell table:content-validation-name="val2" office:value-type="string" calcext:value-type="string">
            <text:p>中容谷地电池</text:p>
          </table:table-cell>
          <table:table-cell table:content-validation-name="val2" office:value-type="float" office:value="6" calcext:value-type="float">
            <text:p>6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4">
          <table:table-cell table:content-validation-name="val1" office:value-type="string" calcext:value-type="string">
            <text:p>封装机</text:p>
          </table:table-cell>
          <table:table-cell table:content-validation-name="val2" table:formula="of:=OFFSET([$工艺耗能.$B$2]; MATCH([.A40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钢制零件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office:value-type="string" calcext:value-type="string">
            <text:p>致密源石粉末</text:p>
          </table:table-cell>
          <table:table-cell table:content-validation-name="val2" office:value-type="float" office:value="-90" calcext:value-type="float">
            <text:p>-90</text:p>
          </table:table-cell>
          <table:table-cell table:content-validation-name="val2" office:value-type="string" calcext:value-type="string">
            <text:p>高容谷地电池</text:p>
          </table:table-cell>
          <table:table-cell table:content-validation-name="val2" office:value-type="float" office:value="6" calcext:value-type="float">
            <text:p>6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封装机</text:p>
          </table:table-cell>
          <table:table-cell table:content-validation-name="val2" table:formula="of:=OFFSET([$工艺耗能.$B$2]; MATCH([.A41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铁制零件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office:value-type="string" calcext:value-type="string">
            <text:p>蓝铁瓶-芽针溶液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芽针针剂</text:p>
          </table:table-cell>
          <table:table-cell table:content-validation-name="val2" office:value-type="float" office:value="6" calcext:value-type="float">
            <text:p>6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封装机</text:p>
          </table:table-cell>
          <table:table-cell table:content-validation-name="val2" table:formula="of:=OFFSET([$工艺耗能.$B$2]; MATCH([.A42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赤铜零件</text:p>
          </table:table-cell>
          <table:table-cell table:content-validation-name="val2" office:value-type="float" office:value="-60" calcext:value-type="float">
            <text:p>-60</text:p>
          </table:table-cell>
          <table:table-cell table:style-name="ce1" table:content-validation-name="val2" office:value-type="string" calcext:value-type="string">
            <text:p>赤铜瓶-芽针溶液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优质芽针针剂</text:p>
          </table:table-cell>
          <table:table-cell table:content-validation-name="val2" office:value-type="float" office:value="6" calcext:value-type="float">
            <text:p>6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4">
          <table:table-cell table:content-validation-name="val1" office:value-type="string" calcext:value-type="string">
            <text:p>封装机</text:p>
          </table:table-cell>
          <table:table-cell table:content-validation-name="val2" table:formula="of:=OFFSET([$工艺耗能.$B$2]; MATCH([.A43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息壤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致密源石粉末</text:p>
          </table:table-cell>
          <table:table-cell table:content-validation-name="val2" office:value-type="float" office:value="-90" calcext:value-type="float">
            <text:p>-90</text:p>
          </table:table-cell>
          <table:table-cell table:content-validation-name="val2" office:value-type="string" calcext:value-type="string">
            <text:p>低容武陵电池</text:p>
          </table:table-cell>
          <table:table-cell table:content-validation-name="val2" office:value-type="float" office:value="6" calcext:value-type="float">
            <text:p>6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4">
          <table:table-cell table:content-validation-name="val1" office:value-type="string" calcext:value-type="string">
            <text:p>封装机</text:p>
          </table:table-cell>
          <table:table-cell table:content-validation-name="val2" office:value-type="float" office:value="-20" calcext:value-type="float">
            <text:p>-20</text:p>
          </table:table-cell>
          <table:table-cell table:content-validation-name="val2" office:value-type="string" calcext:value-type="string">
            <text:p>壤晶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致密源石粉末</text:p>
          </table:table-cell>
          <table:table-cell table:content-validation-name="val2" office:value-type="float" office:value="-120" calcext:value-type="float">
            <text:p>-120</text:p>
          </table:table-cell>
          <table:table-cell table:style-name="Default" table:content-validation-name="val2" office:value-type="string" calcext:value-type="string">
            <text:p>中容武陵电池</text:p>
          </table:table-cell>
          <table:table-cell table:content-validation-name="val2" office:value-type="float" office:value="6" calcext:value-type="float">
            <text:p>6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4">
          <table:table-cell table:content-validation-name="val1" office:value-type="string" calcext:value-type="string">
            <text:p>研磨机</text:p>
          </table:table-cell>
          <table:table-cell table:content-validation-name="val2" table:formula="of:=OFFSET([$工艺耗能.$B$2]; MATCH([.A45]; [$工艺耗能.$A$2:.$A$1048576]; 0) - 1; 0)" office:value-type="float" office:value="-50" calcext:value-type="float">
            <text:p>-50</text:p>
          </table:table-cell>
          <table:table-cell table:style-name="ce1" table:content-validation-name="val2" office:value-type="string" calcext:value-type="string">
            <text:p>蓝铁粉末</text:p>
          </table:table-cell>
          <table:table-cell table:content-validation-name="val2" office:value-type="float" office:value="-60" calcext:value-type="float">
            <text:p>-60</text:p>
          </table:table-cell>
          <table:table-cell table:style-name="ce1" table:content-validation-name="val2" office:value-type="string" calcext:value-type="string">
            <text:p>砂叶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style-name="ce4" table:content-validation-name="val2" office:value-type="string" calcext:value-type="string">
            <text:p>致密蓝铁粉末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研磨机</text:p>
          </table:table-cell>
          <table:table-cell table:content-validation-name="val2" table:formula="of:=OFFSET([$工艺耗能.$B$2]; MATCH([.A46]; [$工艺耗能.$A$2:.$A$1048576]; 0) - 1; 0)" office:value-type="float" office:value="-50" calcext:value-type="float">
            <text:p>-50</text:p>
          </table:table-cell>
          <table:table-cell table:style-name="ce1" table:content-validation-name="val2" office:value-type="string" calcext:value-type="string">
            <text:p>紫晶粉末</text:p>
          </table:table-cell>
          <table:table-cell table:content-validation-name="val2" office:value-type="float" office:value="-60" calcext:value-type="float">
            <text:p>-60</text:p>
          </table:table-cell>
          <table:table-cell table:style-name="ce1" table:content-validation-name="val2" office:value-type="string" calcext:value-type="string">
            <text:p>砂叶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style-name="ce4" table:content-validation-name="val2" office:value-type="string" calcext:value-type="string">
            <text:p>高晶粉末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研磨机</text:p>
          </table:table-cell>
          <table:table-cell table:content-validation-name="val2" table:formula="of:=OFFSET([$工艺耗能.$B$2]; MATCH([.A47]; [$工艺耗能.$A$2:.$A$1048576]; 0) - 1; 0)" office:value-type="float" office:value="-50" calcext:value-type="float">
            <text:p>-50</text:p>
          </table:table-cell>
          <table:table-cell table:content-validation-name="val2" office:value-type="string" calcext:value-type="string">
            <text:p>源石粉末</text:p>
          </table:table-cell>
          <table:table-cell table:content-validation-name="val2" office:value-type="float" office:value="-60" calcext:value-type="float">
            <text:p>-60</text:p>
          </table:table-cell>
          <table:table-cell table:style-name="ce1" table:content-validation-name="val2" office:value-type="string" calcext:value-type="string">
            <text:p>砂叶粉末</text:p>
          </table:table-cell>
          <table:table-cell table:style-name="Default" office:value-type="float" office:value="-30" calcext:value-type="float">
            <text:p>-30</text:p>
          </table:table-cell>
          <table:table-cell table:style-name="ce4" table:content-validation-name="val2" office:value-type="string" calcext:value-type="string">
            <text:p>致密源石粉末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研磨机</text:p>
          </table:table-cell>
          <table:table-cell table:content-validation-name="val2" table:formula="of:=OFFSET([$工艺耗能.$B$2]; MATCH([.A48]; [$工艺耗能.$A$2:.$A$1048576]; 0) - 1; 0)" office:value-type="float" office:value="-50" calcext:value-type="float">
            <text:p>-50</text:p>
          </table:table-cell>
          <table:table-cell table:style-name="ce1" table:content-validation-name="val2" office:value-type="string" calcext:value-type="string">
            <text:p>碳粉末</text:p>
          </table:table-cell>
          <table:table-cell table:content-validation-name="val2" office:value-type="float" office:value="-60" calcext:value-type="float">
            <text:p>-60</text:p>
          </table:table-cell>
          <table:table-cell table:style-name="ce1" table:content-validation-name="val2" office:value-type="string" calcext:value-type="string">
            <text:p>砂叶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style-name="ce4" table:content-validation-name="val2" office:value-type="string" calcext:value-type="string">
            <text:p>致密碳粉末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研磨机</text:p>
          </table:table-cell>
          <table:table-cell table:content-validation-name="val2" table:formula="of:=OFFSET([$工艺耗能.$B$2]; MATCH([.A49]; [$工艺耗能.$A$2:.$A$1048576]; 0) - 1; 0)" office:value-type="float" office:value="-50" calcext:value-type="float">
            <text:p>-50</text:p>
          </table:table-cell>
          <table:table-cell table:style-name="ce1" table:content-validation-name="val2" office:value-type="string" calcext:value-type="string">
            <text:p>晶体粉末</text:p>
          </table:table-cell>
          <table:table-cell table:content-validation-name="val2" office:value-type="float" office:value="-60" calcext:value-type="float">
            <text:p>-60</text:p>
          </table:table-cell>
          <table:table-cell table:style-name="ce1" table:content-validation-name="val2" office:value-type="string" calcext:value-type="string">
            <text:p>砂叶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style-name="ce4" table:content-validation-name="val2" office:value-type="string" calcext:value-type="string">
            <text:p>致密晶体粉末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反应池</text:p>
          </table:table-cell>
          <table:table-cell table:content-validation-name="val2" table:formula="of:=OFFSET([$工艺耗能.$B$2]; MATCH([.A50]; [$工艺耗能.$A$2:.$A$1048576]; 0) - 1; 0)" office:value-type="float" office:value="-50" calcext:value-type="float">
            <text:p>-50</text:p>
          </table:table-cell>
          <table:table-cell table:style-name="ce1" table:content-validation-name="val2" office:value-type="string" calcext:value-type="string">
            <text:p>息壤</text:p>
          </table:table-cell>
          <table:table-cell table:content-validation-name="val2" office:value-type="float" office:value="-30" calcext:value-type="float">
            <text:p>-30</text:p>
          </table:table-cell>
          <table:table-cell table:style-name="ce1" table:content-validation-name="val2" office:value-type="string" calcext:value-type="string">
            <text:p>水</text:p>
          </table:table-cell>
          <table:table-cell table:content-validation-name="val2" office:value-type="float" office:value="-30" calcext:value-type="float">
            <text:p>-30</text:p>
          </table:table-cell>
          <table:table-cell table:style-name="ce4" table:content-validation-name="val2" office:value-type="string" calcext:value-type="string">
            <text:p>液化息壤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反应池</text:p>
          </table:table-cell>
          <table:table-cell table:content-validation-name="val2" table:formula="of:=OFFSET([$工艺耗能.$B$2]; MATCH([.A51]; [$工艺耗能.$A$2:.$A$1048576]; 0) - 1; 0)" office:value-type="float" office:value="-50" calcext:value-type="float">
            <text:p>-50</text:p>
          </table:table-cell>
          <table:table-cell table:content-validation-name="val2" office:value-type="string" calcext:value-type="string">
            <text:p>芽针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水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芽针溶液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反应池</text:p>
          </table:table-cell>
          <table:table-cell table:content-validation-name="val2" table:formula="of:=OFFSET([$工艺耗能.$B$2]; MATCH([.A52]; [$工艺耗能.$A$2:.$A$1048576]; 0) - 1; 0)" office:value-type="float" office:value="-50" calcext:value-type="float">
            <text:p>-50</text:p>
          </table:table-cell>
          <table:table-cell table:content-validation-name="val2" office:value-type="string" calcext:value-type="string">
            <text:p>壤晶废液</text:p>
          </table:table-cell>
          <table:table-cell table:content-validation-name="val2" office:value-type="float" office:value="-60" calcext:value-type="float">
            <text:p>-60</text:p>
          </table:table-cell>
          <table:table-cell table:style-name="ce1" table:content-validation-name="val2" office:value-type="string" calcext:value-type="string">
            <text:p>蓝铁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壤晶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office:value-type="string" calcext:value-type="string">
            <text:p>污水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10" table:content-validation-name="val3" office:value-type="boolean" office:boolean-value="true" calcext:value-type="boolean">
            <text:p>TRUE</text:p>
          </table:table-cell>
          <table:table-cell table:content-validation-name="val2" table:number-columns-repeated="3"/>
        </table:table-row>
        <table:table-row table:style-name="ro3">
          <table:table-cell table:content-validation-name="val1" office:value-type="string" calcext:value-type="string">
            <text:p>反应池-废水销毁</text:p>
          </table:table-cell>
          <table:table-cell table:content-validation-name="val2" table:formula="of:=OFFSET([$工艺耗能.$B$2]; MATCH([.A53]; [$工艺耗能.$A$2:.$A$1048576]; 0) - 1; 0)" office:value-type="float" office:value="-100" calcext:value-type="float">
            <text:p>-100</text:p>
          </table:table-cell>
          <table:table-cell table:content-validation-name="val2" office:value-type="string" calcext:value-type="string">
            <text:p>壤晶废液</text:p>
          </table:table-cell>
          <table:table-cell table:content-validation-name="val2" office:value-type="float" office:value="-60" calcext:value-type="float">
            <text:p>-60</text:p>
          </table:table-cell>
          <table:table-cell table:style-name="ce1" table:content-validation-name="val2" office:value-type="string" calcext:value-type="string">
            <text:p>蓝铁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壤晶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反应池</text:p>
          </table:table-cell>
          <table:table-cell table:content-validation-name="val2" table:formula="of:=OFFSET([$工艺耗能.$B$2]; MATCH([.A54]; [$工艺耗能.$A$2:.$A$1048576]; 0) - 1; 0)" office:value-type="float" office:value="-50" calcext:value-type="float">
            <text:p>-50</text:p>
          </table:table-cell>
          <table:table-cell table:content-validation-name="val2" office:value-type="string" calcext:value-type="string">
            <text:p>液化息壤</text:p>
          </table:table-cell>
          <table:table-cell table:content-validation-name="val2" office:value-type="float" office:value="-30" calcext:value-type="float">
            <text:p>-30</text:p>
          </table:table-cell>
          <table:table-cell table:style-name="ce1" table:content-validation-name="val2" office:value-type="string" calcext:value-type="string">
            <text:p>污水</text:p>
          </table:table-cell>
          <table:table-cell table:content-validation-name="val2" office:value-type="float" office:value="-30" calcext:value-type="float">
            <text:p>-30</text:p>
          </table:table-cell>
          <table:table-cell table:style-name="ce4" table:content-validation-name="val2" office:value-type="string" calcext:value-type="string">
            <text:p>壤晶废液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office:value-type="string" calcext:value-type="string">
            <text:p>惰性壤晶废液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废水处理机</text:p>
          </table:table-cell>
          <table:table-cell table:content-validation-name="val2" table:formula="of:=OFFSET([$工艺耗能.$B$2]; MATCH([.A55]; [$工艺耗能.$A$2:.$A$1048576]; 0) - 1; 0)" office:value-type="float" office:value="-50" calcext:value-type="float">
            <text:p>-50</text:p>
          </table:table-cell>
          <table:table-cell table:content-validation-name="val2" office:value-type="string" calcext:value-type="string">
            <text:p>污水</text:p>
          </table:table-cell>
          <table:table-cell table:content-validation-name="val2" office:value-type="float" office:value="-30" calcext:value-type="float">
            <text:p>-30</text:p>
          </table:table-cell>
          <table:table-cell table:style-name="ce1" table:content-validation-name="val2"/>
          <table:table-cell table:content-validation-name="val2"/>
          <table:table-cell table:style-name="ce4" table:content-validation-name="val2"/>
          <table:table-cell table:content-validation-name="val2" table:number-columns-repeated="3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废水处理机</text:p>
          </table:table-cell>
          <table:table-cell table:content-validation-name="val2" table:formula="of:=OFFSET([$工艺耗能.$B$2]; MATCH([.A56]; [$工艺耗能.$A$2:.$A$1048576]; 0) - 1; 0)" office:value-type="float" office:value="-50" calcext:value-type="float">
            <text:p>-50</text:p>
          </table:table-cell>
          <table:table-cell table:content-validation-name="val2" office:value-type="string" calcext:value-type="string">
            <text:p>壤晶废液</text:p>
          </table:table-cell>
          <table:table-cell table:content-validation-name="val2" office:value-type="float" office:value="-30" calcext:value-type="float">
            <text:p>-30</text:p>
          </table:table-cell>
          <table:table-cell table:style-name="ce1" table:content-validation-name="val2"/>
          <table:table-cell table:content-validation-name="val2"/>
          <table:table-cell table:style-name="ce4" table:content-validation-name="val2"/>
          <table:table-cell table:content-validation-name="val2" table:number-columns-repeated="3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废水处理机</text:p>
          </table:table-cell>
          <table:table-cell table:content-validation-name="val2" table:formula="of:=OFFSET([$工艺耗能.$B$2]; MATCH([.A57]; [$工艺耗能.$A$2:.$A$1048576]; 0) - 1; 0)" office:value-type="float" office:value="-50" calcext:value-type="float">
            <text:p>-50</text:p>
          </table:table-cell>
          <table:table-cell table:content-validation-name="val2" office:value-type="string" calcext:value-type="string">
            <text:p>惰性壤晶废液</text:p>
          </table:table-cell>
          <table:table-cell table:content-validation-name="val2" office:value-type="float" office:value="-30" calcext:value-type="float">
            <text:p>-30</text:p>
          </table:table-cell>
          <table:table-cell table:style-name="ce1" table:content-validation-name="val2"/>
          <table:table-cell table:content-validation-name="val2"/>
          <table:table-cell table:style-name="ce4" table:content-validation-name="val2"/>
          <table:table-cell table:content-validation-name="val2" table:number-columns-repeated="3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天有洪炉</text:p>
          </table:table-cell>
          <table:table-cell table:content-validation-name="val2" table:formula="of:=OFFSET([$工艺耗能.$B$2]; MATCH([.A58]; [$工艺耗能.$A$2:.$A$1048576]; 0) - 1; 0)" office:value-type="float" office:value="-50" calcext:value-type="float">
            <text:p>-50</text:p>
          </table:table-cell>
          <table:table-cell table:content-validation-name="val2" office:value-type="string" calcext:value-type="string">
            <text:p>稳定碳块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office:value-type="string" calcext:value-type="string">
            <text:p>水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息壤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装备原件机</text:p>
          </table:table-cell>
          <table:table-cell table:content-validation-name="val2" table:formula="of:=OFFSET([$工艺耗能.$B$2]; MATCH([.A59]; [$工艺耗能.$A$2:.$A$1048576]; 0) - 1; 0)" office:value-type="float" office:value="-10" calcext:value-type="float">
            <text:p>-10</text:p>
          </table:table-cell>
          <table:table-cell table:content-validation-name="val2" office:value-type="string" calcext:value-type="string">
            <text:p>密制晶体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office:value-type="string" calcext:value-type="string">
            <text:p>息壤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office:value-type="string" calcext:value-type="string">
            <text:p>息壤装备原件</text:p>
          </table:table-cell>
          <table:table-cell table:content-validation-name="val2" office:value-type="float" office:value="6" calcext:value-type="float">
            <text:p>6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装备原件机</text:p>
          </table:table-cell>
          <table:table-cell table:content-validation-name="val2" table:formula="of:=OFFSET([$工艺耗能.$B$2]; MATCH([.A60]; [$工艺耗能.$A$2:.$A$1048576]; 0) - 1; 0)" office:value-type="float" office:value="-10" calcext:value-type="float">
            <text:p>-10</text:p>
          </table:table-cell>
          <table:table-cell table:content-validation-name="val2" office:value-type="string" calcext:value-type="string">
            <text:p>赤铜零件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office:value-type="string" calcext:value-type="string">
            <text:p>息壤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office:value-type="string" calcext:value-type="string">
            <text:p>赤铜装备原件</text:p>
          </table:table-cell>
          <table:table-cell table:content-validation-name="val2" office:value-type="float" office:value="6" calcext:value-type="float">
            <text:p>6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热能池-源矿</text:p>
          </table:table-cell>
          <table:table-cell table:content-validation-name="val2" table:formula="of:=OFFSET([$工艺耗能.$B$2]; MATCH([.A61]; [$工艺耗能.$A$2:.$A$1048576]; 0) - 1; 0)" office:value-type="float" office:value="50" calcext:value-type="float">
            <text:p>50</text:p>
          </table:table-cell>
          <table:table-cell table:content-validation-name="val2" office:value-type="string" calcext:value-type="string">
            <text:p>源矿</text:p>
          </table:table-cell>
          <table:table-cell table:content-validation-name="val2" office:value-type="float" office:value="-7.5" calcext:value-type="float">
            <text:p>-7.5</text:p>
          </table:table-cell>
          <table:table-cell table:content-validation-name="val2" table:number-columns-repeated="6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热能池-低容谷地电池</text:p>
          </table:table-cell>
          <table:table-cell table:content-validation-name="val2" table:formula="of:=OFFSET([$工艺耗能.$B$2]; MATCH([.A62]; [$工艺耗能.$A$2:.$A$1048576]; 0) - 1; 0)" office:value-type="float" office:value="220" calcext:value-type="float">
            <text:p>220</text:p>
          </table:table-cell>
          <table:table-cell table:style-name="ce1" table:content-validation-name="val2" office:value-type="string" calcext:value-type="string">
            <text:p>低容谷地电池</text:p>
          </table:table-cell>
          <table:table-cell table:content-validation-name="val2" office:value-type="float" office:value="-1.5" calcext:value-type="float">
            <text:p>-1.5</text:p>
          </table:table-cell>
          <table:table-cell table:content-validation-name="val2" table:number-columns-repeated="6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热能池-中容谷地电池</text:p>
          </table:table-cell>
          <table:table-cell table:content-validation-name="val2" table:formula="of:=OFFSET([$工艺耗能.$B$2]; MATCH([.A63]; [$工艺耗能.$A$2:.$A$1048576]; 0) - 1; 0)" office:value-type="float" office:value="420" calcext:value-type="float">
            <text:p>420</text:p>
          </table:table-cell>
          <table:table-cell table:style-name="ce1" table:content-validation-name="val2" office:value-type="string" calcext:value-type="string">
            <text:p>中容谷地电池</text:p>
          </table:table-cell>
          <table:table-cell table:content-validation-name="val2" office:value-type="float" office:value="-1.5" calcext:value-type="float">
            <text:p>-1.5</text:p>
          </table:table-cell>
          <table:table-cell table:content-validation-name="val2" table:number-columns-repeated="6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热能池-高容谷地电池</text:p>
          </table:table-cell>
          <table:table-cell table:content-validation-name="val2" table:formula="of:=OFFSET([$工艺耗能.$B$2]; MATCH([.A64]; [$工艺耗能.$A$2:.$A$1048576]; 0) - 1; 0)" office:value-type="float" office:value="1100" calcext:value-type="float">
            <text:p>1100</text:p>
          </table:table-cell>
          <table:table-cell table:style-name="ce1" table:content-validation-name="val2" office:value-type="string" calcext:value-type="string">
            <text:p>高容谷地电池</text:p>
          </table:table-cell>
          <table:table-cell table:content-validation-name="val2" office:value-type="float" office:value="-1.5" calcext:value-type="float">
            <text:p>-1.5</text:p>
          </table:table-cell>
          <table:table-cell table:content-validation-name="val2" table:number-columns-repeated="6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热能池-低容武陵电池</text:p>
          </table:table-cell>
          <table:table-cell table:content-validation-name="val2" table:formula="of:=OFFSET([$工艺耗能.$B$2]; MATCH([.A65]; [$工艺耗能.$A$2:.$A$1048576]; 0) - 1; 0)" office:value-type="float" office:value="1600" calcext:value-type="float">
            <text:p>1600</text:p>
          </table:table-cell>
          <table:table-cell table:style-name="ce1" table:content-validation-name="val2" office:value-type="string" calcext:value-type="string">
            <text:p>低容武陵电池</text:p>
          </table:table-cell>
          <table:table-cell table:content-validation-name="val2" office:value-type="float" office:value="-1.5" calcext:value-type="float">
            <text:p>-1.5</text:p>
          </table:table-cell>
          <table:table-cell table:content-validation-name="val2" table:number-columns-repeated="6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3">
          <table:table-cell table:content-validation-name="val1" office:value-type="string" calcext:value-type="string">
            <text:p>热能池-中容武陵电池</text:p>
          </table:table-cell>
          <table:table-cell table:content-validation-name="val2" table:formula="of:=OFFSET([$工艺耗能.$B$2]; MATCH([.A66]; [$工艺耗能.$A$2:.$A$1048576]; 0) - 1; 0)" office:value-type="float" office:value="3200" calcext:value-type="float">
            <text:p>3200</text:p>
          </table:table-cell>
          <table:table-cell table:style-name="Default" table:content-validation-name="val2" office:value-type="string" calcext:value-type="string">
            <text:p>中容武陵电池</text:p>
          </table:table-cell>
          <table:table-cell table:content-validation-name="val2" office:value-type="float" office:value="-1.5" calcext:value-type="float">
            <text:p>-1.5</text:p>
          </table:table-cell>
          <table:table-cell table:content-validation-name="val2" table:number-columns-repeated="6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67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1/60" office:value-type="float" office:value="-0.0166666666666667" calcext:value-type="float">
            <text:p>-0.0166666666666667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蓝铁矿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68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1/60" office:value-type="float" office:value="-0.0166666666666667" calcext:value-type="float">
            <text:p>-0.0166666666666667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紫晶矿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69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1/60" office:value-type="float" office:value="-0.0166666666666667" calcext:value-type="float">
            <text:p>-0.0166666666666667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源矿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70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5/60" office:value-type="float" office:value="-0.0833333333333333" calcext:value-type="float">
            <text:p>-0.0833333333333333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钢质瓶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true" calcext:value-type="boolean">
            <text:p>TRU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71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蓝铁瓶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true" calcext:value-type="boolean">
            <text:p>TRU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72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紫晶质瓶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true" calcext:value-type="boolean">
            <text:p>TRU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73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style-name="Default" office:value-type="string" calcext:value-type="string">
            <text:p>钢块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true" calcext:value-type="boolean">
            <text:p>TRU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74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style-name="Default" office:value-type="string" calcext:value-type="string">
            <text:p>高晶纤维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true" calcext:value-type="boolean">
            <text:p>TRU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75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style-name="Default" office:value-type="string" calcext:value-type="string">
            <text:p>密制晶体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true" calcext:value-type="boolean">
            <text:p>TRU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76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style-name="ce4" table:content-validation-name="val2" office:value-type="string" calcext:value-type="string">
            <text:p>致密蓝铁粉末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true" calcext:value-type="boolean">
            <text:p>TRU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77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style-name="ce4" table:content-validation-name="val2" office:value-type="string" calcext:value-type="string">
            <text:p>高晶粉末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true" calcext:value-type="boolean">
            <text:p>TRU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78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/>
          <table:table-cell table:style-name="Default"/>
          <table:table-cell table:style-name="ce4" table:content-validation-name="val2" office:value-type="string" calcext:value-type="string">
            <text:p>致密晶体粉末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true" calcext:value-type="boolean">
            <text:p>TRU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79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style-name="ce4" table:content-validation-name="val2" office:value-type="string" calcext:value-type="string">
            <text:p>致密碳粉末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true" calcext:value-type="boolean">
            <text:p>TRU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80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style-name="ce4" table:content-validation-name="val2" office:value-type="string" calcext:value-type="string">
            <text:p>致密源石粉末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true" calcext:value-type="boolean">
            <text:p>TRU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81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0/60" office:value-type="float" office:value="-0.333333333333333" calcext:value-type="float">
            <text:p>-0.333333333333333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低容谷地电池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82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0/60" office:value-type="float" office:value="-0.333333333333333" calcext:value-type="float">
            <text:p>-0.333333333333333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中容谷地电池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83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50/60" office:value-type="float" office:value="-0.833333333333333" calcext:value-type="float">
            <text:p>-0.833333333333333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高容谷地电池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84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0/60" office:value-type="float" office:value="-0.333333333333333" calcext:value-type="float">
            <text:p>-0.333333333333333</text:p>
          </table:table-cell>
          <table:table-cell table:content-validation-name="val2" table:number-columns-repeated="2"/>
          <table:table-cell table:style-name="Default" office:value-type="string" calcext:value-type="string">
            <text:p>钢块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true" calcext:value-type="boolean">
            <text:p>TRU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85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0/60" office:value-type="float" office:value="-0.333333333333333" calcext:value-type="float">
            <text:p>-0.333333333333333</text:p>
          </table:table-cell>
          <table:table-cell table:content-validation-name="val2" table:number-columns-repeated="2"/>
          <table:table-cell table:style-name="Default" office:value-type="string" calcext:value-type="string">
            <text:p>高晶纤维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true" calcext:value-type="boolean">
            <text:p>TRU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86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0/60" office:value-type="float" office:value="-0.333333333333333" calcext:value-type="float">
            <text:p>-0.333333333333333</text:p>
          </table:table-cell>
          <table:table-cell table:content-validation-name="val2" table:number-columns-repeated="2"/>
          <table:table-cell table:style-name="Default" office:value-type="string" calcext:value-type="string">
            <text:p>稳定碳块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true" calcext:value-type="boolean">
            <text:p>TRU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87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0/60" office:value-type="float" office:value="-0.333333333333333" calcext:value-type="float">
            <text:p>-0.333333333333333</text:p>
          </table:table-cell>
          <table:table-cell table:content-validation-name="val2" table:number-columns-repeated="2"/>
          <table:table-cell table:style-name="Default" office:value-type="string" calcext:value-type="string">
            <text:p>致密晶体粉末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true" calcext:value-type="boolean">
            <text:p>TRU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88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1/60" office:value-type="float" office:value="-0.0166666666666667" calcext:value-type="float">
            <text:p>-0.0166666666666667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铁制零件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true" calcext:value-type="boolean">
            <text:p>TRU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89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1/60" office:value-type="float" office:value="-0.0166666666666667" calcext:value-type="float">
            <text:p>-0.0166666666666667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紫晶零件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true" calcext:value-type="boolean">
            <text:p>TRU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90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钢制零件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true" calcext:value-type="boolean">
            <text:p>TRU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91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高晶零件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true" calcext:value-type="boolean">
            <text:p>TRU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92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1/60" office:value-type="float" office:value="-0.0166666666666667" calcext:value-type="float">
            <text:p>-0.0166666666666667</text:p>
          </table:table-cell>
          <table:table-cell table:content-validation-name="val2" table:number-columns-repeated="2"/>
          <table:table-cell table:style-name="Default" table:content-validation-name="val2" office:value-type="string" calcext:value-type="string">
            <text:p>蓝铁块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true" calcext:value-type="boolean">
            <text:p>TRU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93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1/60" office:value-type="float" office:value="-0.0166666666666667" calcext:value-type="float">
            <text:p>-0.0166666666666667</text:p>
          </table:table-cell>
          <table:table-cell table:content-validation-name="val2" table:number-columns-repeated="2"/>
          <table:table-cell table:style-name="Default" office:value-type="string" calcext:value-type="string">
            <text:p>紫晶纤维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true" calcext:value-type="boolean">
            <text:p>TRU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94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1/60" office:value-type="float" office:value="-0.0166666666666667" calcext:value-type="float">
            <text:p>-0.0166666666666667</text:p>
          </table:table-cell>
          <table:table-cell table:content-validation-name="val2" table:number-columns-repeated="2"/>
          <table:table-cell table:style-name="Default" office:value-type="string" calcext:value-type="string">
            <text:p>晶体外壳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content-validation-name="val2" table:number-columns-repeated="2"/>
          <table:table-cell table:style-name="ce10" table:content-validation-name="val3" office:value-type="boolean" office:boolean-value="true" calcext:value-type="boolean">
            <text:p>TRUE</text:p>
          </table:table-cell>
          <table:table-cell table:content-validation-name="val2" table:number-columns-repeated="3"/>
        </table:table-row>
        <table:table-row table:style-name="ro1" table:number-rows-repeated="1048481">
          <table:table-cell table:content-validation-name="val1"/>
          <table:table-cell table:content-validation-name="val2" table:number-columns-repeated="9"/>
          <table:table-cell table:content-validation-name="val3"/>
          <table:table-cell table:content-validation-name="val2" table:number-columns-repeated="3"/>
        </table:table-row>
        <table:table-row table:style-name="ro1">
          <table:table-cell table:content-validation-name="val1"/>
          <table:table-cell table:content-validation-name="val2" table:number-columns-repeated="9"/>
          <table:table-cell table:content-validation-name="val3"/>
          <table:table-cell table:content-validation-name="val2" table:number-columns-repeated="3"/>
        </table:table-row>
        <calcext:conditional-formats>
          <calcext:conditional-format calcext:target-range-address="配方.K1:配方.K1048576">
            <calcext:condition calcext:apply-style-name="Warning" calcext:value="=1" calcext:base-cell-address="配方.K1"/>
            <calcext:condition calcext:apply-style-name="Footnote" calcext:value="=0" calcext:base-cell-address="配方.K1"/>
          </calcext:conditional-format>
        </calcext:conditional-formats>
      </table:table>
      <table:table table:name="工艺耗能" table:style-name="ta1">
        <office:forms form:automatic-focus="false" form:apply-design-mode="false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工艺</text:p>
          </table:table-cell>
          <table:table-cell office:value-type="string" calcext:value-type="string">
            <text:p>功率</text:p>
          </table:table-cell>
        </table:table-row>
        <table:table-row table:style-name="ro1">
          <table:table-cell office:value-type="string" calcext:value-type="string">
            <text:p>水泵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精炼炉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精炼炉-废水销毁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粉碎机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配件机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塑形机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双种植采种循环</text:p>
          </table:table-cell>
          <table:table-cell office:value-type="float" office:value="-50" calcext:value-type="float">
            <text:p>-50</text:p>
          </table:table-cell>
        </table:table-row>
        <table:table-row table:style-name="ro3">
          <table:table-cell office:value-type="string" calcext:value-type="string">
            <text:p>双种植采种循环-液体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单种植采种循环</text:p>
          </table:table-cell>
          <table:table-cell office:value-type="float" office:value="-30" calcext:value-type="float">
            <text:p>-30</text:p>
          </table:table-cell>
        </table:table-row>
        <table:table-row table:style-name="ro3">
          <table:table-cell office:value-type="string" calcext:value-type="string">
            <text:p>单种植采种循环-液体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装备原件机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灌装机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封装机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研磨机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反应池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反应池-废水销毁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废水处理机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天有洪炉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拆解机</text:p>
          </table:table-cell>
          <table:table-cell office:value-type="float" office:value="-20" calcext:value-type="float">
            <text:p>-20</text:p>
          </table:table-cell>
        </table:table-row>
        <table:table-row table:style-name="ro3">
          <table:table-cell office:value-type="string" calcext:value-type="string">
            <text:p>热能池-源矿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热能池-低容谷地电池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string" calcext:value-type="string">
            <text:p>热能池-中容谷地电池</text:p>
          </table:table-cell>
          <table:table-cell office:value-type="float" office:value="420" calcext:value-type="float">
            <text:p>420</text:p>
          </table:table-cell>
        </table:table-row>
        <table:table-row table:style-name="ro3">
          <table:table-cell office:value-type="string" calcext:value-type="string">
            <text:p>热能池-高容谷地电池</text:p>
          </table:table-cell>
          <table:table-cell office:value-type="float" office:value="1100" calcext:value-type="float">
            <text:p>1100</text:p>
          </table:table-cell>
        </table:table-row>
        <table:table-row table:style-name="ro3">
          <table:table-cell office:value-type="string" calcext:value-type="string">
            <text:p>热能池-低容武陵电池</text:p>
          </table:table-cell>
          <table:table-cell office:value-type="float" office:value="1600" calcext:value-type="float">
            <text:p>1600</text:p>
          </table:table-cell>
        </table:table-row>
        <table:table-row table:style-name="ro3">
          <table:table-cell office:value-type="string" calcext:value-type="string">
            <text:p>热能池-中容武陵电池</text:p>
          </table:table-cell>
          <table:table-cell office:value-type="float" office:value="3200" calcext:value-type="float">
            <text:p>3200</text:p>
          </table:table-cell>
        </table:table-row>
        <table:table-row table:style-name="ro3">
          <table:table-cell office:value-type="string" calcext:value-type="string">
            <text:p>超库存传输-四号谷地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工艺耗能" table:target-range-address="工艺耗能.A1:工艺耗能.B1048576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fraction number:min-integer-digits="0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2">00/00/0000</text:date>, <text:time style:data-style-name="N2" text:time-value="03:52:01.9475908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06:43:13.845541702</meta:creation-date>
    <dc:date>2026-03-22T22:50:07.682174097</dc:date>
    <meta:editing-duration>P5DT11H6M4S</meta:editing-duration>
    <meta:editing-cycles>101</meta:editing-cycles>
    <meta:generator>LibreOffice/25.8.5.2$Linux_X86_64 LibreOffice_project/580$Build-2</meta:generator>
    <meta:document-statistic meta:table-count="3" meta:cell-count="758" meta:object-count="0"/>
  </office:meta>
</office:document-meta>
</file>